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d3f8f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0cm" fo:padding-top="0.03cm" fo:padding-bottom="0.03cm" fo:padding-left="0.05cm" fo:padding-right="0.05cm"/>
    </style:style>
    <style:style style:name="gr4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8cm" draw:shadow-offset-y="0.08cm" draw:shadow-color="#666666" draw:shadow-opacity="7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3cm" fo:min-width="0cm" fo:padding-top="0.03cm" fo:padding-bottom="0.03cm" fo:padding-left="0.05cm" fo:padding-right="0.05cm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2cm" fo:min-width="0cm" fo:padding-top="0.03cm" fo:padding-bottom="0.03cm" fo:padding-left="0.05cm" fo:padding-right="0.05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5ffb6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10" style:family="graphic" style:parent-style-name="standard">
      <style:graphic-properties svg:stroke-width="0.02cm" svg:stroke-color="#000000" draw:marker-start-width="0.23cm" draw:marker-end-width="0.23cm" draw:fill-color="#e6e6e6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e5e4d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424cm" fo:padding-top="0.03cm" fo:padding-bottom="0.03cm" fo:padding-left="0.05cm" fo:padding-right="0.05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5cm" fo:padding-top="0.03cm" fo:padding-bottom="0.03cm" fo:padding-left="0.05cm" fo:padding-right="0.05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35cm" fo:min-width="2.521cm" fo:padding-top="0.03cm" fo:padding-bottom="0.03cm" fo:padding-left="0.05cm" fo:padding-right="0.05cm"/>
    </style:style>
    <style:style style:name="gr15" style:family="graphic" style:parent-style-name="standard">
      <style:graphic-properties svg:stroke-width="0.02cm" svg:stroke-color="#000000" draw:marker-start-width="0.24cm" draw:marker-end-width="0.24cm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8cm" draw:shadow-offset-y="0.08cm" draw:shadow-color="#4c4c4c" draw:shadow-opacity="70%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1.425cm" fo:padding-top="0.03cm" fo:padding-bottom="0.03cm" fo:padding-left="0.05cm" fo:padding-right="0.0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403cm" fo:padding-top="0.03cm" fo:padding-bottom="0.03cm" fo:padding-left="0.05cm" fo:padding-right="0.05cm"/>
    </style:style>
    <style:style style:name="gr18" style:family="graphic" style:parent-style-name="standard">
      <style:graphic-properties svg:stroke-width="0.02cm" svg:stroke-color="#000000" draw:marker-start-width="0.23cm" draw:marker-end-width="0.23cm" draw:fill-color="#e5e4d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70%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3.175cm" fo:padding-top="0.03cm" fo:padding-bottom="0.03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6cm" fo:min-width="0cm" fo:padding-top="0.03cm" fo:padding-bottom="0.03cm" fo:padding-left="0.05cm" fo:padding-right="0.05cm"/>
    </style:style>
    <style:style style:name="gr21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3.71cm" fo:padding-top="0.03cm" fo:padding-bottom="0.03cm" fo:padding-left="0.05cm" fo:padding-right="0.05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46cm" fo:min-width="2.18cm" fo:padding-top="0.03cm" fo:padding-bottom="0.03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8pt" style:font-size-complex="18pt"/>
    </style:style>
    <style:style style:name="P3" style:family="paragraph">
      <style:text-properties fo:color="#000000" style:font-name="DejaVu Sans1" fo:font-size="11pt" style:font-size-asian="18pt" style:font-size-complex="18pt"/>
    </style:style>
    <style:style style:name="P4" style:family="paragraph">
      <style:paragraph-properties fo:text-align="center"/>
      <style:text-properties fo:color="#000000" style:font-name="Liberation Sans2" fo:font-size="12pt" fo:font-weight="normal" style:font-size-asian="18pt" style:font-size-complex="18pt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color="#0000ff" style:font-name="Liberation Sans2" fo:font-size="12pt" fo:font-weight="normal" style:font-size-asian="18pt" style:font-size-complex="18pt"/>
    </style:style>
    <style:style style:name="P7" style:family="paragraph">
      <style:paragraph-properties fo:text-align="center"/>
      <style:text-properties fo:color="#000000" style:font-name="Liberation Sans2" fo:font-size="12pt" fo:font-style="normal" fo:font-weight="normal" style:font-size-asian="18pt" style:font-size-complex="18pt"/>
    </style:style>
    <style:style style:name="P8" style:family="paragraph">
      <style:text-properties fo:color="#000000" style:font-name="DejaVu Sans1" fo:font-size="11pt" fo:font-weight="bold" style:font-size-asian="18pt" style:font-weight-asian="bold" style:font-size-complex="18pt" style:font-weight-complex="bold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color="#000000" style:font-name="DejaVu Sans1" fo:font-size="11pt" style:font-size-asian="18pt" style:font-size-complex="18pt"/>
    </style:style>
    <style:style style:name="T3" style:family="text">
      <style:text-properties fo:color="#000000" style:font-name="Liberation Sans2" fo:font-size="12pt" fo:font-weight="normal" style:font-size-asian="18pt" style:font-size-complex="18pt"/>
    </style:style>
    <style:style style:name="T4" style:family="text">
      <style:text-properties fo:color="#0000ff" style:font-name="Liberation Sans2" fo:font-size="12pt" fo:font-weight="normal" style:font-size-asian="18pt" style:font-size-complex="18pt"/>
    </style:style>
    <style:style style:name="T5" style:family="text">
      <style:text-properties fo:color="#000000" style:font-name="Liberation Sans2" fo:font-size="12pt" fo:font-style="normal" fo:font-weight="normal" style:font-size-asian="18pt" style:font-size-complex="18pt"/>
    </style:style>
    <style:style style:name="T6" style:family="text">
      <style:text-properties fo:color="#0000ff" style:font-name="Liberation Sans2" fo:font-size="12pt" fo:font-style="normal" fo:font-weight="normal" style:font-size-asian="18pt" style:font-size-complex="18pt"/>
    </style:style>
    <style:style style:name="T7" style:family="text">
      <style:text-properties fo:color="#000000" style:font-name="Liberation Sans2" fo:font-size="12pt" fo:font-style="italic" fo:font-weight="normal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.5cm" svg:x="6.903cm" svg:y="9.087cm">
          <text:p text:style-name="P1"><text:span text:style-name="T1">Specific</text:span><text:span text:style-name="T1"><text:line-break/></text:span><text:span text:style-name="T1">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4cm" svg:y1="10.47cm" svg:x2="5.41cm" svg:y2="12.66cm">
          <text:p/>
        </draw:line>
        <draw:frame draw:style-name="gr3" draw:text-style-name="P3" draw:layer="layout" svg:width="2.269cm" svg:height="0.975cm" svg:x="5.331cm" svg:y="11.3cm">
          <draw:text-box>
            <text:p><text:span text:style-name="T2">dcterms:</text:span><text:span text:style-name="T2"><text:line-break/></text:span><text:span text:style-name="T2">description</text:span></text:p>
          </draw:text-box>
        </draw:frame>
        <draw:custom-shape draw:style-name="gr4" draw:text-style-name="P4" draw:layer="layout" svg:width="3.31cm" svg:height="1.35cm" svg:x="1.56cm" svg:y="11.004cm">
          <text:p text:style-name="P1"><text:span text:style-name="T3">dctypes:</text:span><text:span text:style-name="T3"><text:line-break/></text:span><text:span text:style-name="T3">Datase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77cm" svg:y1="9.84cm" svg:x2="3.82cm" svg:y2="9.9cm">
          <text:p/>
        </draw:line>
        <draw:line draw:style-name="gr5" draw:text-style-name="P1" draw:layer="layout" svg:x1="10cm" svg:y1="6.88cm" svg:x2="8.7cm" svg:y2="9.18cm">
          <text:p/>
        </draw:line>
        <draw:frame draw:style-name="gr6" draw:text-style-name="P3" draw:layer="layout" svg:width="2.371cm" svg:height="0.59cm" svg:x="7.95cm" svg:y="7.795cm">
          <draw:text-box>
            <text:p><text:span text:style-name="T2">oa:hasBody</text:span></text:p>
          </draw:text-box>
        </draw:frame>
        <draw:custom-shape draw:style-name="gr7" draw:text-style-name="P1" draw:layer="layout" svg:width="9.58cm" svg:height="9.446cm" svg:x="1.2cm" svg:y="8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7.15cm" svg:height="1.27cm" svg:x="12.04cm" svg:y="9.15cm">
          <text:p text:style-name="P5"><text:span text:style-name="T4">„</text:span><text:span text:style-name="T4">http://www.gbif.org/species/1097026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2.4cm" svg:height="1.1cm" svg:x="1.44cm" svg:y="9.344cm">
          <text:p text:style-name="P1"><text:span text:style-name="T3">„</text:span><text:span text:style-name="T3">application/</text:span><text:span text:style-name="T3"><text:line-break/></text:span><text:span text:style-name="T3">rdf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6.6cm" svg:y1="10.404cm" svg:x2="4.9cm" svg:y2="11.414cm">
          <text:p/>
        </draw:line>
        <draw:frame draw:style-name="gr8" draw:text-style-name="P3" draw:layer="layout" svg:width="1.99cm" svg:height="0.572cm" svg:x="4.55cm" svg:y="10.49cm">
          <draw:text-box>
            <text:p><text:span text:style-name="T2">dc:format</text:span></text:p>
          </draw:text-box>
        </draw:frame>
        <draw:custom-shape draw:style-name="gr7" draw:text-style-name="P1" draw:layer="layout" svg:width="8.08cm" svg:height="4.85cm" svg:x="11.55cm" svg:y="8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0.95cm" svg:y1="6.85cm" svg:x2="12.12cm" svg:y2="9.1cm">
          <text:p/>
        </draw:line>
        <draw:frame draw:style-name="gr6" draw:text-style-name="P3" draw:layer="layout" svg:width="2.591cm" svg:height="0.59cm" svg:x="10.91cm" svg:y="7.795cm">
          <draw:text-box>
            <text:p><text:span text:style-name="T2">oa:hasTarget</text:span></text:p>
          </draw:text-box>
        </draw:frame>
        <draw:custom-shape draw:style-name="gr9" draw:text-style-name="P2" draw:layer="layout" svg:width="3.653cm" svg:height="1.5cm" svg:x="8.634cm" svg:y="5.377cm">
          <text:p text:style-name="P1"><text:span text:style-name="T1">Anno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512cm" svg:height="1.625cm" svg:x="14.509cm" svg:y="3.415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513cm" svg:height="1.5cm" svg:x="2.513cm" svg:y="3.615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695cm" svg:y1="5.59cm" svg:x2="14.6cm" svg:y2="4.5cm">
          <text:p/>
        </draw:line>
        <draw:frame draw:style-name="gr12" draw:text-style-name="P3" draw:layer="layout" svg:width="2.629cm" svg:height="0.518cm" svg:x="11.855cm" svg:y="4.805cm">
          <draw:text-box>
            <text:p><text:span text:style-name="T2">oa:generator</text:span></text:p>
          </draw:text-box>
        </draw:frame>
        <draw:line draw:style-name="gr2" draw:text-style-name="P1" draw:layer="layout" svg:x1="9.095cm" svg:y1="5.57cm" svg:x2="6cm" svg:y2="4.58cm">
          <text:p/>
        </draw:line>
        <draw:custom-shape draw:style-name="gr4" draw:text-style-name="P7" draw:layer="layout" svg:width="2.961cm" svg:height="1.1cm" svg:x="2.181cm" svg:y="5.577cm">
          <text:p text:style-name="P1"><text:span text:style-name="T5">„</text:span><text:span text:style-name="T5">2012-09-05T</text:span><text:span text:style-name="T5"><text:line-break/></text:span><text:span text:style-name="T5">16:55:37.557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8.654cm" svg:y1="6.122cm" svg:x2="5.142cm" svg:y2="6.132cm">
          <text:p/>
        </draw:line>
        <draw:frame draw:style-name="gr13" draw:text-style-name="P3" draw:layer="layout" svg:width="2.701cm" svg:height="0.518cm" svg:x="5.787cm" svg:y="5.86cm">
          <draw:text-box>
            <text:p><text:span text:style-name="T2">oa:annotated</text:span></text:p>
          </draw:text-box>
        </draw:frame>
        <draw:custom-shape draw:style-name="gr4" draw:text-style-name="P7" draw:layer="layout" svg:width="2.96cm" svg:height="1.1cm" svg:x="15.771cm" svg:y="5.577cm">
          <text:p text:style-name="P1"><text:span text:style-name="T5">„</text:span><text:span text:style-name="T5">2012-09-05T</text:span><text:span text:style-name="T5"><text:line-break/></text:span><text:span text:style-name="T5">16:55:01.920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12.267cm" svg:y1="6.132cm" svg:x2="15.779cm" svg:y2="6.122cm">
          <text:p/>
        </draw:line>
        <draw:frame draw:style-name="gr14" draw:text-style-name="P3" draw:layer="layout" svg:width="2.718cm" svg:height="0.895cm" svg:x="12.477cm" svg:y="5.86cm">
          <draw:text-box>
            <text:p><text:span text:style-name="T2">oa:generated</text:span></text:p>
          </draw:text-box>
        </draw:frame>
        <draw:custom-shape draw:style-name="gr15" draw:text-style-name="P7" draw:layer="layout" svg:width="3.312cm" svg:height="1.35cm" svg:x="8.33cm" svg:y="1.71cm">
          <text:p text:style-name="P1"><text:span text:style-name="T5">annosys:</text:span><text:span text:style-name="T5"><text:line-break/></text:span><text:span text:style-name="T5">Determin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1cm" svg:y1="5.26cm" svg:x2="10.19cm" svg:y2="3.07cm">
          <text:p/>
        </draw:line>
        <draw:frame draw:style-name="gr16" draw:text-style-name="P3" draw:layer="layout" svg:width="1.618cm" svg:height="0.518cm" svg:x="9.512cm" svg:y="4.38cm">
          <draw:text-box>
            <text:p><text:span text:style-name="T2">rdf:type</text:span></text:p>
          </draw:text-box>
        </draw:frame>
        <draw:custom-shape draw:style-name="gr7" draw:text-style-name="P1" draw:layer="layout" svg:width="17.07cm" svg:height="6.14cm" svg:x="1.96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2.612cm" svg:height="0.518cm" svg:x="6.727cm" svg:y="4.805cm">
          <draw:text-box>
            <text:p><text:span text:style-name="T2">oa:annotator</text:span></text:p>
          </draw:text-box>
        </draw:frame>
        <draw:custom-shape draw:style-name="gr18" draw:text-style-name="P2" draw:layer="layout" svg:width="3.512cm" svg:height="1.5cm" svg:x="4.26cm" svg:y="1.83cm">
          <text:p text:style-name="P1"><text:span text:style-name="T1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758cm" svg:y1="5.35cm" svg:x2="7.11cm" svg:y2="3.19cm">
          <text:p/>
        </draw:line>
        <draw:frame draw:style-name="gr19" draw:text-style-name="P3" draw:layer="layout" svg:width="3.353cm" svg:height="0.518cm" svg:x="6.26cm" svg:y="3.61cm">
          <draw:text-box>
            <text:p><text:span text:style-name="T2">oa:modelVersion</text:span></text:p>
          </draw:text-box>
        </draw:frame>
        <draw:frame draw:style-name="gr20" draw:text-style-name="P3" draw:layer="layout" svg:width="1.618cm" svg:height="0.62cm" svg:x="4.62cm" svg:y="9.62cm">
          <draw:text-box>
            <text:p><text:span text:style-name="T2">rdf:type</text:span></text:p>
          </draw:text-box>
        </draw:frame>
        <draw:line draw:style-name="gr2" draw:text-style-name="P1" draw:layer="layout" svg:x1="11.07cm" svg:y1="5.35cm" svg:x2="12.97cm" svg:y2="3.3cm">
          <text:p/>
        </draw:line>
        <draw:frame draw:style-name="gr12" draw:text-style-name="P8" draw:layer="layout" svg:width="3.188cm" svg:height="0.518cm" svg:x="10.95cm" svg:y="3.892cm">
          <draw:text-box>
            <text:p><text:span text:style-name="T2">oa:motivatedBy</text:span></text:p>
          </draw:text-box>
        </draw:frame>
        <draw:custom-shape draw:style-name="gr15" draw:text-style-name="P7" draw:layer="layout" svg:width="6.6cm" svg:height="1.21cm" svg:x="11.95cm" svg:y="1.99cm">
          <text:p text:style-name="P1"><text:span text:style-name="T6"><text:a xlink:href="http://annosys.bgbm.org/" xlink:type="simple">http://annosys.bgbm.org</text:a></text:span><text:span text:style-name="T6">#</text:span><text:span text:style-name="T6"><text:line-break/></text:span><text:span text:style-name="T6">TaxonConcept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.514cm" svg:height="1.116cm" svg:x="1.456cm" svg:y="15.16cm">
          <text:p text:style-name="P1"><text:span text:style-name="T3"><text:a xlink:href="http://www.gbif.org/species/" xlink:type="simple">http://www.gbif.org/species/</text:a></text:span><text:span text:style-name="T3"><text:line-break/></text:span><text:span text:style-name="T3">308532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8.25cm" svg:y1="10.53cm" svg:x2="5.86cm" svg:y2="15.19cm">
          <text:p/>
        </draw:line>
        <draw:frame draw:style-name="gr22" draw:text-style-name="P3" draw:layer="layout" svg:width="3.81cm" svg:height="0.518cm" svg:x="4.06cm" svg:y="14.13cm">
          <draw:text-box>
            <text:p><text:span text:style-name="T2">decterms:taxonID</text:span></text:p>
          </draw:text-box>
        </draw:frame>
        <draw:custom-shape draw:style-name="gr21" draw:text-style-name="P4" draw:layer="layout" svg:width="5.514cm" svg:height="1.116cm" svg:x="4.616cm" svg:y="16.47cm">
          <text:p text:style-name="P1"><text:span text:style-name="T7">„</text:span><text:span text:style-name="T7">Vaccaria pyramidata</text:span><text:span text:style-name="T3"> Medik.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8.851cm" svg:y1="10.56cm" svg:x2="8.62cm" svg:y2="16.59cm">
          <text:p/>
        </draw:line>
        <draw:frame draw:style-name="gr23" draw:text-style-name="P3" draw:layer="layout" svg:width="2.28cm" svg:height="0.975cm" svg:x="7.76cm" svg:y="13.06cm">
          <draw:text-box>
            <text:p><text:span text:style-name="T2">dwcterms:</text:span><text:span text:style-name="T2"><text:line-break/></text:span><text:span text:style-name="T2">taxonID</text:span></text:p>
          </draw:text-box>
        </draw:frame>
        <draw:custom-shape draw:style-name="gr21" draw:text-style-name="P4" draw:layer="layout" svg:width="5.544cm" svg:height="1.116cm" svg:x="1.426cm" svg:y="12.74cm">
          <text:p text:style-name="P1"><text:span text:style-name="T3"><text:a xlink:href="http://rs.gbif.org/terms/ao" xlink:type="simple">http://rs.gbif.org/terms/ao</text:a></text:span><text:span text:style-name="T3">#</text:span><text:span text:style-name="T3"><text:line-break/></text:span><text:span text:style-name="T3">ImplausibleDistribu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tz Suhrbier</meta:initial-creator>
    <meta:creation-date>2012-09-10T10:20:34</meta:creation-date>
    <meta:generator>LibreOffice/4.2.7.2$Linux_X86_64 LibreOffice_project/420m0$Build-2</meta:generator>
    <dc:date>2015-03-05T13:25:06.742946310</dc:date>
    <meta:editing-duration>PT2H51M49S</meta:editing-duration>
    <meta:editing-cycles>16</meta:editing-cycles>
    <meta:document-statistic meta:object-count="46"/>
  </office:meta>
</office:document-meta>
</file>